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Heading_20_1">
      <style:paragraph-properties fo:margin-left="0cm" fo:margin-right="0cm" fo:text-indent="0cm" style:auto-text-indent="false"/>
    </style:style>
    <style:style style:name="P4" style:family="paragraph" style:parent-style-name="Subtitle">
      <style:paragraph-properties fo:margin-left="0cm" fo:margin-right="0cm" fo:text-indent="0cm" style:auto-text-indent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: " style:num-format="1">
        <style:list-level-properties text:min-label-width="0.499cm"/>
      </text:list-level-style-number>
      <text:list-level-style-number text:level="2" text:style-name="Numbering_20_Symbols" style:num-prefix=" " style:num-suffix=" :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Progra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Title"><text:variable-set text:name="ProgramName" office:value-type="string">wxDebuggy</text:variable-set>: Drawing Circuits</text:p>
      <text:p text:style-name="P4">Visualizing Verilog Code<text:line-break/>by<text:line-break/>Martin Mc Granaghan<text:line-break/>2009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: <text:a xlink:type="simple" xlink:href="#1.About wxDebuggy|outline" text:style-name="Internet_20_link" text:visited-style-name="Internet_20_link">About wxDebuggy</text:a><text:tab/>1</text:p>
        </text:index-body>
      </text:table-of-content>
      <text:p text:style-name="Text_20_body"/>
      <text:p text:style-name="Text_20_body"/>
      <text:h text:style-name="P3" text:outline-level="1">About <text:variable-get text:name="ProgramName" office:value-type="string">wxDebuggy</text:variable-get></text:h>
      <text:p text:style-name="Standard"><text:variable-get text:name="ProgramName" office:value-type="string">wxDebuggy</text:variable-get> is a Verilog viewer written in wxPython. <text:s/>It is inspired by Novas' excellent “Debussy” tool, which basically does the same thing only better and with licenses and for money.</text:p>
      <text:h text:style-name="P5" text:outline-level="1">Overview</text:h>
      <text:p text:style-name="Text_20_body">How is a computer instructed to take a verilog description of a circuit and from it generate a nice circuit diagram? <text:s/>This document describes how <text:variable-get text:name="ProgramName" office:value-type="string">wxDebuggy</text:variable-get> does it.</text:p>
      <text:p text:style-name="Text_20_body">Determine where to place the blocks (be they pins, logic clouds or instantiations of other modules), and to draw the connections between them. <text:s/>The constraint of a 'nice' schematic implies <text:s/>that signal flow is from left to right and wires are routed orthogonally with a minimum of crossovers.</text:p>
      <text:p text:style-name="Text_20_body">Luckily, there is a branch of mathematics dealing with these kind of problems, known as 'Graph Theory'. <text:s/>Graph Theory deals with nodes and edges, which translate in this application to blocks and wires. <text:s/>More specifically, we're going to draw a layered graph.</text:p>
      <text:p text:style-name="Text_20_body">Then we need a nice algorithm to place and route the graph we get.</text:p>
      <text:h text:style-name="Heading_20_1" text:outline-level="1">Recipe for a Schematic</text:h>
      <text:p text:style-name="Text_20_body">Take one parsed module. <text:s/>Extract the instantiations and the nets, these are the nodes and edges of <text:s/>the circuit's graph.</text:p>
      <text:p text:style-name="Text_20_body">For the schematics to look nice, the circuit graph is now layered. <text:s/>This means sorting the instantiations into columns which reflect the signal flow. <text:s/>In graph theory, the diagrams are usually drawn from top to bottom, but for circuits, the norm is to draw them from left to right. <text:s/>Circuit pins are placed on the edge of the drawing, so the leftmost column contains only input pins, and the rightmost column only output pins.</text:p>
      <text:p text:style-name="Text_20_body">After layering the circuit, the next task is to determine the order of the block in each column. <text:s/>This ordering goes a long way to determine the amount of net crossovers the circuit diagram is going to have. <text:s/>As the placement of the blocks in each column is intimately related to the overall crossover count, I decided to use the EGB algorithm to place and route the schematic in the same step. <text:s/>Most traditional methods have seperate placement and routing stages – EGB argue that combining these stages leads to more pleasing layouts. <text:s/>And <text:variable-get text:name="ProgramName" office:value-type="string">wxDebuggy</text:variable-get> is all about the pleasing layouts.</text:p>
      <text:p text:style-name="Text_20_body">The EGB algorithm is found in the paper “Orthogonal Circuit Visualization Improved by Merging the Placement and Routing Phases”. <text:s/>The original paper in this field is the seminal Sugiyama paper, which the EGB is somewhat based upon (is this true?). <text:s/>As in most of the layout algorithms, reducing the net (edge) crossover count is the goal. <text:s/>And as in Sugiyama, edges that span more than one column have fake nodes added, and the algorithm need only consider the routing between two layers.</text:p>
      <text:p text:style-name="Text_20_body">Sifting and Reordering are the main phases in the EGB algorithm, and both are necessarily heuristic methods due to the size of the search space involved. <text:s/>Sifting finds the routing with the minimum crossovers between two fixed layers. <text:s/>Reordering finds the best arrangement of the blocks within the columns to reduce the total number of crossovers.</text:p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indent="0.499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.049cm" fo:border="0.002cm solid #000000" style:shadow="#808080 0.079cm 0.07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="0.035cm solid #000000" style:shadow="#808080 0.079cm 0.07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keep-together="auto" style:page-number="auto" fo:background-color="#cccccc" fo:padding="0.049cm" fo:border="0.018cm solid #000000" style:shadow="none" fo:keep-with-next="auto"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igure" style:family="paragraph" style:parent-style-name="Illustra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fo:font-size="10pt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: " style:num-format="1"/>
      <text:outline-level-style text:level="2" style:num-suffix=": " style:num-format="1" text:display-levels="2"/>
      <text:outline-level-style text:level="3" style:num-suffix=":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pm1">
      <style:header>
        <text:p text:style-name="P1"><text:date style:data-style-name="N80" text:date-value="2009-09-20T01:12:08">20. Sep. 2009</text:date></text:p>
      </style:header>
      <style:footer>
        <text:p text:style-name="P2">MMcG<text:tab/><text:tab/>Page <text:page-number text:select-page="current">3</text:page-number> of <text:page-count>3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6-07T20:50:01</meta:creation-date>
    <dc:creator>Marty</dc:creator>
    <dc:date>2009-09-20T01:12:08</dc:date>
    <dc:language>en-US</dc:language>
    <meta:editing-cycles>83</meta:editing-cycles>
    <meta:editing-duration>P48DT5H41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20" meta:word-count="544" meta:character-count="322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InsertProgramNam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5) as new com.sun.star.beans.PropertyValue
args1(0).Name = "Type"
args1(0).Value = 9
args1(1).Name = "SubType"
args1(1).Value = 0
args1(2).Name = "Name"
args1(2).Value = "ProgramName"
args1(3).Name = "Content"
args1(3).Value = ""
args1(4).Name = "Format"
args1(4).Value = 0
args1(5).Name = "Separator"
args1(5).Value = " "

dispatcher.executeDispatch(document, ".uno:InsertField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